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dit:Delete</text:span>  <draw:frame draw:style-name="fr1" draw:name="graphics1" text:anchor-type="as-char" svg:width="0.052in" svg:height="0.0728in" draw:z-index="0"><draw:image xlink:href="http://localhost/%7Esn5607/phpgroupware/calendar/templates/default/images/circle.gif" xlink:type="simple" xlink:show="embed" xlink:actuate="onLoad"/></draw:frame><text:line-break/>To edit an entry group click on the small icon as shown above. A form page will be presented, where you can edit the relevant fields. Chose edit or delete from the bottom of the page.</text:p>
      <text:p text:style-name="P1"><text:span text:style-name="T1">Note:</text:span>You can only make changes or delete those calendar entries created by you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5:24:47</meta:creation-date>
    <dc:creator>Sigurd Nes</dc:creator>
    <dc:date>2007-03-06T15:54:47</dc:date>
    <dc:language>en-US</dc:language>
    <meta:editing-cycles>3</meta:editing-cycles>
    <meta:editing-duration>PT29M2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52" meta:character-count="277"/>
  </office:meta>
</office:document-meta>
</file>